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ffff00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week4LastDa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1019" table:default-cell-style-name="ce1"/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RM</text:p>
          </table:table-cell>
          <table:table-cell table:style-name="ce2"/>
          <table:table-cell table:style-name="ce3" office:value-type="string" calcext:value-type="string">
            <text:p>HS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natch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3" table:formula="of:=0.9*[.C3]" office:value-type="float" office:value="72" calcext:value-type="float">
            <text:p>72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 &amp; J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3" table:formula="of:=0.9*[.C5]" office:value-type="float" office:value="94.5" calcext:value-type="float">
            <text:p>94.5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S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formula="of:=0.9*[.C7]" office:value-type="float" office:value="126" calcext:value-type="float">
            <text:p>126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Good Mornining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3" table:formula="of:=0.9*[.C9]" office:value-type="float" office:value="54" calcext:value-type="float">
            <text:p>54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UNGES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5" table:formula="of:=0.9*[.C11]" office:value-type="float" office:value="90" calcext:value-type="float">
            <text:p>90</text:p>
          </table:table-cell>
          <table:table-cell table:style-name="ce2"/>
          <table:table-cell table:number-columns-repeated="1018"/>
        </table:table-row>
        <table:table-row table:style-name="ro1" table:number-rows-repeated="4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HZ Frequenz</text:p>
          </table:table-cell>
          <table:table-cell table:style-name="ce2" office:value-type="string" calcext:value-type="string">
            <text:p>Between</text:p>
          </table:table-cell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and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bePauseDay" table:style-name="ta1">
        <table:table-column table:style-name="co1" table:default-cell-style-name="Default"/>
        <table:table-row table:style-name="ro1">
          <table:table-cell/>
        </table:table-row>
      </table:table>
      <table:table table:name="next training day" table:style-name="ta1">
        <table:table-column table:style-name="co1" table:number-columns-repeated="1024" table:default-cell-style-name="ce7"/>
        <table:table-row table:style-name="ro2" table:number-rows-repeated="2">
          <table:table-cell table:number-columns-repeated="1024"/>
        </table:table-row>
        <table:table-row table:style-name="ro2">
          <table:table-cell table:style-name="ce8"/>
          <table:table-cell table:style-name="ce8" office:value-type="string" calcext:value-type="string">
            <text:p>WEEK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0/00/0000</text:date>, <text:time style:data-style-name="N2" text:time-value="12:41:27.122075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2:13:32.536088066</meta:creation-date>
    <dc:date>2020-09-21T12:43:24.715731282</dc:date>
    <meta:editing-duration>PT2M24S</meta:editing-duration>
    <meta:editing-cycles>2</meta:editing-cycles>
    <meta:generator>LibreOffice/5.2.7.2$Linux_X86_64 LibreOffice_project/20m0$Build-2</meta:generator>
    <meta:document-statistic meta:table-count="3" meta:cell-count="24" meta:object-count="0"/>
  </office:meta>
</office:document-meta>
</file>